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2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.025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-5cm" svg:y="5.75cm"/>
          <draw:glue-point draw:id="5" svg:x="5cm" svg:y="5cm"/>
          <draw:ellipse draw:style-name="gr1" draw:text-style-name="P1" draw:layer="layout" svg:width="0.4cm" svg:height="0.311cm" draw:transform="rotate (1.5707963267946) translate (4.932cm 1.664cm)" draw:kind="arc" draw:start-angle="270" draw:end-angle="90">
            <text:p/>
          </draw:ellipse>
          <draw:ellipse draw:style-name="gr2" draw:text-style-name="P1" draw:layer="layout" svg:width="0.4cm" svg:height="0.311cm" draw:transform="rotate (1.5707963267946) translate (5.265cm 1.664cm)" draw:kind="arc" draw:start-angle="270" draw:end-angle="90">
            <text:p/>
          </draw:ellipse>
          <draw:ellipse draw:style-name="gr3" draw:text-style-name="P1" draw:layer="layout" svg:width="0.4cm" svg:height="0.311cm" draw:transform="rotate (1.5707963267946) translate (4.607cm 1.664cm)" draw:kind="arc" draw:start-angle="270" draw:end-angle="90">
            <text:p/>
          </draw:ellipse>
          <draw:ellipse draw:style-name="gr4" draw:text-style-name="P1" draw:layer="layout" svg:width="0.4cm" svg:height="0.311cm" draw:transform="rotate (1.5707963267946) translate (4.277cm 1.664cm)" draw:kind="arc" draw:start-angle="270" draw:end-angle="90">
            <text:p/>
          </draw:ellipse>
        </draw:g>
        <draw:g>
          <draw:rect draw:style-name="gr5" draw:text-style-name="P1" draw:layer="layout" svg:width="0.224cm" svg:height="0.506cm" draw:transform="rotate (1.5707963267946) translate (2.816cm 1.569cm)">
            <text:p/>
          </draw:rect>
          <draw:line draw:style-name="gr6" draw:text-style-name="P1" draw:layer="layout" svg:x1="3.314cm" svg:y1="1.457cm" svg:x2="3.463cm" svg:y2="1.457cm">
            <text:p/>
          </draw:line>
          <draw:line draw:style-name="gr7" draw:text-style-name="P1" draw:layer="layout" svg:x1="2.662cm" svg:y1="1.457cm" svg:x2="2.813cm" svg:y2="1.457cm">
            <text:p/>
          </draw:line>
        </draw:g>
        <draw:line draw:style-name="gr8" draw:text-style-name="P2" draw:layer="layout" svg:x1="2.675cm" svg:y1="1.458cm" svg:x2="2.049cm" svg:y2="1.457cm">
          <text:p/>
        </draw:line>
        <draw:line draw:style-name="gr8" draw:text-style-name="P2" draw:layer="layout" svg:x1="3.462cm" svg:y1="1.457cm" svg:x2="4.278cm" svg:y2="1.457cm">
          <text:p/>
        </draw:line>
        <draw:line draw:style-name="gr8" draw:text-style-name="P2" draw:layer="layout" svg:x1="2.07cm" svg:y1="3.059cm" svg:x2="6.488cm" svg:y2="3.059cm">
          <text:p/>
        </draw:line>
        <draw:line draw:style-name="gr8" draw:text-style-name="P2" draw:layer="layout" svg:x1="5.569cm" svg:y1="1.461cm" svg:x2="6.457cm" svg:y2="1.461cm">
          <text:p/>
        </draw:line>
        <draw:frame draw:style-name="gr9" draw:layer="layout" svg:width="0.769cm" svg:height="0.602cm" svg:x="1.966cm" svg:y="1.95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0.538cm" svg:height="0.469cm" svg:x="1.964cm" svg:y="1.51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layer="layout" svg:width="0.538cm" svg:height="0.469cm" svg:x="1.969cm" svg:y="2.57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layer="layout" svg:width="0.638cm" svg:height="0.529cm" svg:x="2.737cm" svg:y="0.69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layer="layout" svg:width="0.985cm" svg:height="0.529cm" svg:x="4.471cm" svg:y="0.65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layer="layout" svg:width="0.688cm" svg:height="0.602cm" svg:x="5.984cm" svg:y="1.94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0.538cm" svg:height="0.469cm" svg:x="6.033cm" svg:y="1.47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layer="layout" svg:width="0.538cm" svg:height="0.469cm" svg:x="5.995cm" svg:y="2.51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0" draw:text-style-name="P2" draw:layer="layout" svg:x1="4.161cm" svg:y1="1.66cm" svg:x2="5.865cm" svg:y2="1.66cm">
          <text:p/>
        </draw:line>
        <draw:frame draw:style-name="gr9" draw:layer="layout" svg:width="0.595cm" svg:height="0.602cm" svg:x="4.72cm" svg:y="1.728cm">
          <draw:object xlink:href="./Object 9" xlink:type="simple" xlink:show="embed" xlink:actuate="onLoad"/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dc:date>2011-06-23T15:32:58</dc:date>
    <dc:creator>khalid khan</dc:creator>
    <meta:editing-duration>PT00H01M53S</meta:editing-duration>
    <meta:editing-cycles>1</meta:editing-cycles>
    <meta:document-statistic meta:object-count="2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E</math:mi>
            <math:mi math:fontstyle="italic">af</math:mi>
          </math:msub>
          <math:mo math:stretchy="false">ˆ</math:mo>
        </math:mover>
      </math:mrow>
    </math:mstyle>
    <math:annotation math:encoding="StarMath 5.0">bold hat E_af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R</math:mi>
      <math:mi>a</math:mi>
    </math:msub>
    <math:annotation math:encoding="StarMath 5.0">R_a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i>X</math:mi>
        <math:mi>s</math:mi>
      </math:msub>
    </math:mrow>
    <math:annotation math:encoding="StarMath 5.0">j X_s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V</math:mi>
            <math:mi>a</math:mi>
          </math:msub>
          <math:mo math:stretchy="false">ˆ</math:mo>
        </math:mover>
      </math:mrow>
    </math:mstyle>
    <math:annotation math:encoding="StarMath 5.0">bold hat V_a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I</math:mi>
            <math:mi>a</math:mi>
          </math:msub>
          <math:mo math:stretchy="false">ˆ</math:mo>
        </math:mover>
      </math:mrow>
    </math:mstyle>
    <math:annotation math:encoding="StarMath 5.0">bold hat I_a</math:annotation>
  </math:semantics>
</math:math>
</file>